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launch </text:p>
      <text:p text:style-name="Standard">2. login</text:p>
      <text:p text:style-name="Standard">3. click flights</text:p>
      <text:p text:style-name="Standard">4. chage arrival city</text:p>
      <text:p text:style-name="Standard">5. select seating preference to window</text:p>
      <text:p text:style-name="Standard">6. click continue</text:p>
      <text:p text:style-name="Standard">7. click continue </text:p>
      <text:p text:style-name="Standard">8. first name: ravi</text:p>
      <text:p text:style-name="Standard">9. credit card numer: 12345678</text:p>
      <text:p text:style-name="Standard">10. click continue</text:p>
      <text:p text:style-name="Standard">11. click home</text:p>
      <text:p text:style-name="Standard">12. logout</text:p>
      <text:p text:style-name="Standard"><text:s/></text:p>
      <text:p text:style-name="Standard">---------------------</text:p>
      <text:p text:style-name="Standard"><text:s/></text:p>
      <text:p text:style-name="Standard">1. luanch</text:p>
      <text:p text:style-name="Standard">2. login</text:p>
      <text:p text:style-name="Standard">3. continue1_findflights</text:p>
      <text:p text:style-name="Standard">4. continue2</text:p>
      <text:p text:style-name="Standard">5. continue3 at payment details</text:p>
      <text:p text:style-name="Standard">6. clikc home</text:p>
      <text:p text:style-name="Standard">7. logout</text:p>
      <text:p text:style-name="Standard"><text:s/></text:p>
      <text:p text:style-name="Standard">---------------</text:p>
      <text:p text:style-name="Standard">1. record script for above 7 transactions</text:p>
      <text:p text:style-name="Standard">2. select all transactions and check generate parent samples</text:p>
      <text:p text:style-name="Standard">3. make proper transaction names</text:p>
      <text:p text:style-name="Standard">4. create csv data sheet for login names and passwords - parameterization</text:p>
      <text:p text:style-name="Standard">5. do the correlation again for session id</text:p>
      <text:p text:style-name="Standard">6. create assertions for login and for any other transactions</text:p>
      <text:p text:style-name="Standard">7. create raw result file with .csv extension</text:p>
      <text:p text:style-name="Standard">8. add custom graphs to the Ultimate threadgroup</text:p>
      <text:p text:style-name="Standard">8. start test with 5 users and hold load for 60 seconds</text:p>
      <text:p text:style-name="Standard">9. save table data and create a results in excel and format with some colors</text:p>
      <text:p text:style-name="Standard">10. create HTML report for raw result file</text:p>
      <text:p text:style-name="Standard">-------------------------------------------------</text:p>
      <text:p text:style-name="Standard">11. execute test in non gui command mode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9T12:40:41.619000000</dc:date>
    <meta:editing-duration>PT22S</meta:editing-duration>
    <meta:editing-cycles>1</meta:editing-cycles>
    <meta:document-statistic meta:table-count="0" meta:image-count="0" meta:object-count="0" meta:page-count="1" meta:paragraph-count="37" meta:word-count="171" meta:character-count="1030" meta:non-whitespace-character-count="887"/>
    <meta:generator>LibreOffice/7.2.2.2$Windows_X86_64 LibreOffice_project/02b2acce88a210515b4a5bb2e46cbfb63fe97d56</meta:generator>
  </office:meta>
</office:document-meta>
</file>